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ediaKey</text:p>
          </table:table-cell>
          <table:table-cell table:style-name="ce1" office:value-type="string" calcext:value-type="string">
            <text:p>FilePath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CanExitEveryXBars</text:p>
          </table:table-cell>
          <table:table-cell table:style-name="ce1" office:value-type="string" calcext:value-type="string">
            <text:p>PreloadTag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/SFX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Menu_Select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At a minimum you must have two columns in the header row "MediaKey" and "FilePath"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enu_Edit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And then you have optional columns "BPM" "Start" "End" and "CanExitEveryXBars"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enu_Confirm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Column names can be in any order but must be in the first row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enu_Back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Apart from that you can create columns with other names like this Comment column and the category column.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enu_Increment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These won't affect the data and you can use them for organisation &amp; communication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enu_Decrement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You can include blank rows for readability, any row with a blank MediaKey will be ignored.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enu_NewGameConfirm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FX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Interact_PickUpPellet1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When you include a BPM value than Start and End refer to the bar start and bar end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PickUpPellet2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This is 1-indexed, same as in most music programs. So the first bar is '1' not '0'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PickUpPellet3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For this row the sound starts at the start of Bar 18, and the end point should be start of Bar 1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PickUpPellet4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You can use Decimal bar start and end, so 13.5 is starting halfway through bar 13.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PickUpPellet5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But please note that decimal bars is NOT bars and beats.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GhostDropFruit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BPM assumes 4 beats per bar but really it's just a shorthand for how many seconds per bar.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PickUpFruit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So you can use other time signatures if you like as long as you can work out what the equivalent 4 beat per bar BPM would be </text:p>
          </table:table-cell>
          <table:table-cell table:number-columns-repeated="1015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Interact_PlaceDoor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Media that use BPM and bar notations must be prepared properly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OpenDoor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That includes no silence at the start, must jump straight into bar 1 beat 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nteract_CloseDoor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SFX</text:p>
          </table:table-cell>
          <table:table-cell table:style-name="ce1" office:value-type="string" calcext:value-type="string">
            <text:p>And of course consistent BPM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I_GhostSeesPlayer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SFX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AI_GhostGetsPlayer1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SFX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AI_GhostGetsPlayer2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SFX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AI_GhostGetsPlayer3</text:p>
          </table:table-cell>
          <table:table-cell table:style-name="ce1" office:value-type="string" calcext:value-type="string">
            <text:p>IGBM_SFX_Combined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SF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/Music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Music_ManyBirds</text:p>
          </table:table-cell>
          <table:table-cell table:style-name="ce1" office:value-type="string" calcext:value-type="string">
            <text:p>Music_ManyBirds.ogg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Music_ManyBirds_Bridge</text:p>
          </table:table-cell>
          <table:table-cell table:style-name="ce1" office:value-type="string" calcext:value-type="string">
            <text:p>Music_ManyBirds.ogg</text:p>
          </table:table-cell>
          <table:table-cell table:style-name="ce2"/>
          <table:table-cell table:style-name="ce1" office:value-type="float" office:value="69.5" calcext:value-type="float">
            <text:p>69.5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If you don't include a BPM value than Start and End refer to position in seconds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usic_ManyBirds_Bridge2</text:p>
          </table:table-cell>
          <table:table-cell table:style-name="ce1" office:value-type="string" calcext:value-type="string">
            <text:p>Music_ManyBirds.ogg</text:p>
          </table:table-cell>
          <table:table-cell table:style-name="ce2"/>
          <table:table-cell table:style-name="ce2" office:value-type="time" office:time-value="PT01H09M00S" calcext:value-type="time">
            <text:p>1:09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You can also optionally use a colon for minutes:seconds notation. 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3"/>
          <table:table-cell table:style-name="ce1"/>
          <table:table-cell table:style-name="ce1" office:value-type="string" calcext:value-type="string">
            <text:p>Ensure the TSV file exports this as a string eg "1:09" and doesn't convert it to something else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usic_Hecticness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usic_Hecticness_Intro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Music_Hecticness_Piano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usic_Hecticness_HeavyBeats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Music_Hecticness_HeavyBeatsMelody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Music_Hecticness_Marimba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usic_Hecticness_SynthSnare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Music_Hecticness_ScalingDeepMarimba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Music_Hecticness_SnareOutro</text:p>
          </table:table-cell>
          <table:table-cell table:style-name="ce1" office:value-type="string" calcext:value-type="string">
            <text:p>Music\Music_Hecticness.ogg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Level1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Music_NeverAgain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Music_NeverAgain_BeatA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CanExitEveryXBars' column is used with the PlayMusicNext functionalit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BeatB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See the helppatch 'HowTo Trigger Music To Play In Time'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SoftKeys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Specify this for how frequently it can exit the music when you ask it to play something next, 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SoftAndBass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So that it doesn't exit halfway through a musical phrase that goes over many bar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BassAndBeatB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Values are usually the length of a musical phrase in whole bar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MainGroove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For example this section is 8 bars long but it can exit every 4 bar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FXBridge1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Level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usic_NeverAgain_ArpegIntro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This means you can make a long piece of music (eg battle music) with many variation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ArpegA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But when the battle is over your app can shortly find an appropriate musical exit poi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ArpegB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Level2</text:p>
          </table:table-cell>
          <table:table-cell table:style-name="ce1" office:value-type="string" calcext:value-type="string">
            <text:p>If you don't specify 'CanExitEveryXBars' then it can only exit at the full length <text:s/>of the medi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usic_NeverAgain_MainGrooveArpeg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vel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usic_NeverAgain_BeatBOutro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Level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usic_NeverAgain_BeatBOutTail</text:p>
          </table:table-cell>
          <table:table-cell table:style-name="ce1" office:value-type="string" calcext:value-type="string">
            <text:p>Music\Music_NeverAgain.ogg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Level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Tes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Test_D1Sine_1</text:p>
          </table:table-cell>
          <table:table-cell table:style-name="ce1" office:value-type="string" calcext:value-type="string">
            <text:p>TestSound\SineWave_D1_Mono_4Bars_120BPM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Test_D1Sine_2</text:p>
          </table:table-cell>
          <table:table-cell table:style-name="ce1" office:value-type="string" calcext:value-type="string">
            <text:p>TestSound\SineWave_D1_Mono_4Bars_120BPM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Test_D1Sine_3</text:p>
          </table:table-cell>
          <table:table-cell table:style-name="ce1" office:value-type="string" calcext:value-type="string">
            <text:p>TestSound\SineWave_D1_Mono_4Bars_120BPM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Test_D1Sine_4</text:p>
          </table:table-cell>
          <table:table-cell table:style-name="ce1" office:value-type="string" calcext:value-type="string">
            <text:p>TestSound\SineWave_D1_Mono_4Bars_120BPM.wav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Dialog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CharA_Bleep1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64]+0.25" office:value-type="float" office:value="1.25" calcext:value-type="float">
            <text:p>1.25</text:p>
          </table:table-cell>
          <table:table-cell/>
          <table:table-cell table:style-name="ce1"/>
          <table:table-cell table:style-name="ce1" office:value-type="string" calcext:value-type="string">
            <text:p>In this case trying to make the samples as short as possi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arA_Bleep2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[.E65]+0.25" office:value-type="float" office:value="1.75" calcext:value-type="float">
            <text:p>1.75</text:p>
          </table:table-cell>
          <table:table-cell/>
          <table:table-cell table:style-name="ce1"/>
          <table:table-cell table:style-name="ce1" office:value-type="string" calcext:value-type="string">
            <text:p>This means that as little as possible will be loaded into mem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arA_Bleep3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E66]+0.25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A_Bleep4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table:formula="of:=[.E67]+0.25" office:value-type="float" office:value="2.75" calcext:value-type="float">
            <text:p>2.75</text:p>
          </table:table-cell>
          <table:table-cell/>
          <table:table-cell table:style-name="ce1"/>
          <table:table-cell table:style-name="ce1" office:value-type="string" calcext:value-type="string">
            <text:p>Note again how 2.5 = halfway through bar 2. 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arA_Bleep5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E68]+0.25" office:value-type="float" office:value="3.25" calcext:value-type="float">
            <text:p>3.25</text:p>
          </table:table-cell>
          <table:table-cell/>
          <table:table-cell table:style-name="ce1"/>
          <table:table-cell table:style-name="ce1" office:value-type="string" calcext:value-type="string">
            <text:p>In ableton it actually calls this 2.3 as in second bar, 3rd bea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arA_Bleep6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.5" calcext:value-type="float">
            <text:p>3.5</text:p>
          </table:table-cell>
          <table:table-cell table:style-name="ce1" table:formula="of:=[.E69]+0.25" office:value-type="float" office:value="3.75" calcext:value-type="float">
            <text:p>3.75</text:p>
          </table:table-cell>
          <table:table-cell/>
          <table:table-cell table:style-name="ce1"/>
          <table:table-cell table:style-name="ce1" office:value-type="string" calcext:value-type="string">
            <text:p>But here the unit is DECIMAL BARS, not bars and beats.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arA_Bleep7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E70]+0.25" office:value-type="float" office:value="4.25" calcext:value-type="float">
            <text:p>4.25</text:p>
          </table:table-cell>
          <table:table-cell/>
          <table:table-cell table:style-name="ce1"/>
          <table:table-cell table:style-name="ce1" office:value-type="string" calcext:value-type="string">
            <text:p>Because I didn't want to program a concept of beats per bar 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harB_Bleep1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formula="of:=[.E72]+0.25" office:value-type="float" office:value="4.75" calcext:value-type="float">
            <text:p>4.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2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E73]+0.25" office:value-type="float" office:value="5.25" calcext:value-type="float">
            <text:p>5.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3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.5" calcext:value-type="float">
            <text:p>5.5</text:p>
          </table:table-cell>
          <table:table-cell table:style-name="ce1" table:formula="of:=[.E74]+0.25" office:value-type="float" office:value="5.75" calcext:value-type="float">
            <text:p>5.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4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E75]+0.25" office:value-type="float" office:value="6.25" calcext:value-type="float">
            <text:p>6.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5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.5" calcext:value-type="float">
            <text:p>6.5</text:p>
          </table:table-cell>
          <table:table-cell table:style-name="ce1" table:formula="of:=[.E76]+0.25" office:value-type="float" office:value="6.75" calcext:value-type="float">
            <text:p>6.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6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E77]+0.25" office:value-type="float" office:value="7.25" calcext:value-type="float">
            <text:p>7.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7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.5" calcext:value-type="float">
            <text:p>7.5</text:p>
          </table:table-cell>
          <table:table-cell table:style-name="ce1" table:formula="of:=[.E78]+0.25" office:value-type="float" office:value="7.75" calcext:value-type="float">
            <text:p>7.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rB_Bleep8</text:p>
          </table:table-cell>
          <table:table-cell table:style-name="ce1" office:value-type="string" calcext:value-type="string">
            <text:p>IGBM_DialogBleeps_Combined.wav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E79]+0.25" office:value-type="float" office:value="8.25" calcext:value-type="float">
            <text:p>8.25</text:p>
          </table:table-cell>
          <table:table-cell table:number-columns-repeated="1018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SV" style:display-name="PageStyle_TS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17T15:32:31.712000000</dc:date>
    <meta:editing-duration>PT26S</meta:editing-duration>
    <meta:editing-cycles>1</meta:editing-cycles>
    <meta:document-statistic meta:table-count="1" meta:cell-count="414" meta:object-count="0"/>
  </office:meta>
</office:document-meta>
</file>